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 fo:min-height="0cm" fo:min-width="0cm"/>
    </style:style>
    <style:style style:name="gr2" style:family="graphic" style:parent-style-name="standard">
      <style:graphic-properties draw:fill="gradient" draw:fill-gradient-name="Gray-dient_20_1" draw:textarea-horizontal-align="left" draw:textarea-vertical-align="middle" draw:auto-grow-height="false"/>
    </style:style>
    <style:style style:name="gr3" style:family="graphic" style:parent-style-name="standard">
      <style:graphic-properties draw:fill="gradient" draw:fill-gradient-name="Gray-dient_20_1" draw:textarea-horizontal-align="left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2pt" style:font-size-asian="18pt" style:font-size-complex="18pt"/>
    </style:style>
    <style:style style:name="P6" style:family="paragraph">
      <style:paragraph-properties fo:text-align="start"/>
      <style:text-properties fo:font-size="12pt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2pt" style:font-size-asian="18pt" style:font-size-complex="18pt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414cm" svg:height="3.556cm" svg:x="0.989cm" svg:y="1.927cm">
          <text:p text:style-name="P1"><text:span text:style-name="T1">Sparqlify 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.683cm" svg:height="1.27cm" svg:x="1.656cm" svg:y="0.45cm">
          <draw:glue-point draw:id="9" svg:x="3.001cm" svg:y="5cm"/>
          <draw:glue-point draw:id="10" svg:x="1.801cm" svg:y="5cm"/>
          <text:p text:style-name="P1"><text:span text:style-name="T2">PanLex 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2" draw:id="id2" draw:layer="layout" svg:width="3.175cm" svg:height="0.889cm" svg:x="5.942cm" svg:y="2.943cm">
          <text:p text:style-name="P1"><text:span text:style-name="T3">Linked Data</text:span></text:p>
          <text:p text:style-name="P4"><text:span text:style-name="T1"><text:s text:c="5"/></text:span><text:span text:style-name="T1">via Pub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3.175cm" svg:height="0.762cm" svg:x="5.942cm" svg:y="4.086cm">
          <text:p text:style-name="P4"><text:span text:style-name="T1">Sparql Web-Interface</text:span></text:p>
          <text:p text:style-name="P4"><text:span text:style-name="T1"><text:s text:c="4"/></text:span><text:span text:style-name="T1">via Snor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318cm" svg:height="2.413cm" svg:x="1.37cm" svg:y="2.689cm">
          <text:p text:style-name="P1"><text:span text:style-name="T1">Sparqlify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.76cm" svg:height="0.508cm" svg:x="1.674cm" svg:y="3.324cm">
          <draw:glue-point draw:id="4" svg:x="2.635cm" svg:y="-5cm"/>
          <draw:glue-point draw:id="5" svg:x="1.622cm" svg:y="-5cm"/>
          <text:p text:style-name="P1"><text:span text:style-name="T1">Sparqlify 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3.76cm" svg:height="0.75cm" svg:x="1.674cm" svg:y="4.098cm">
          <draw:glue-point draw:id="4" svg:x="4.324cm" svg:y="5cm"/>
          <text:p text:style-name="P1"><text:span text:style-name="T2">Sparql 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434cm" svg:y1="4.473cm" svg:x2="5.942cm" svg:y2="3.387cm" draw:start-shape="id1" draw:start-glue-point="1" draw:end-shape="id2" draw:end-glue-point="3" svg:d="m5434 4473 508-1086">
          <text:p/>
        </draw:connector>
        <draw:connector draw:style-name="gr4" draw:text-style-name="P1" draw:layer="layout" draw:type="line" svg:x1="5.434cm" svg:y1="4.473cm" svg:x2="5.942cm" svg:y2="4.467cm" draw:start-shape="id1" draw:start-glue-point="1" draw:end-shape="id3" draw:end-glue-point="3" svg:d="m5434 4473 508-6">
          <text:p/>
        </draw:connector>
        <draw:connector draw:style-name="gr4" draw:text-style-name="P1" draw:layer="layout" draw:type="line" svg:x1="4.16cm" svg:y1="1.72cm" svg:x2="4.163cm" svg:y2="3.324cm" draw:start-shape="id4" draw:start-glue-point="10" draw:end-shape="id5" draw:end-glue-point="5" svg:d="m4160 1720 3 1604">
          <text:p/>
        </draw:connector>
        <draw:custom-shape draw:style-name="gr3" draw:text-style-name="P8" xml:id="id6" draw:id="id6" draw:layer="layout" svg:width="3.175cm" svg:height="0.762cm" svg:x="6.239cm" svg:y="0.97cm">
          <text:p text:style-name="P7"><text:span text:style-name="T1">RDF View Definitions</text:span></text:p>
          <text:p text:style-name="P1"><text:span text:style-name="T1">in Sparqlify-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6.239cm" svg:y1="1.351cm" svg:x2="4.544cm" svg:y2="3.324cm" draw:start-shape="id6" draw:start-glue-point="3" draw:end-shape="id5" draw:end-glue-point="4" svg:d="m6239 1351-1695 1973">
          <text:p/>
        </draw:connector>
        <draw:connector draw:style-name="gr4" draw:text-style-name="P1" draw:layer="layout" draw:type="line" svg:x1="3.554cm" svg:y1="4.848cm" svg:x2="3.55cm" svg:y2="5.85cm" draw:start-shape="id1" draw:start-glue-point="2" draw:end-shape="id7" draw:end-glue-point="0" svg:d="m3554 4848-4 1002">
          <text:p/>
        </draw:connector>
        <draw:frame draw:style-name="gr5" draw:text-style-name="P9" draw:layer="layout" svg:width="3.338cm" svg:height="0.683cm" svg:x="1.862cm" svg:y="7.417cm">
          <draw:text-box>
            <text:p><text:span text:style-name="T4">Data consumers</text:span></text:p>
          </draw:text-box>
        </draw:frame>
        <draw:custom-shape draw:style-name="gr3" draw:text-style-name="P2" xml:id="id7" draw:id="id7" draw:layer="layout" svg:width="3.8cm" svg:height="0.75cm" svg:x="1.65cm" svg:y="5.85cm">
          <draw:glue-point draw:id="4" svg:x="4.324cm" svg:y="5cm"/>
          <text:p text:style-name="P2"><text:span text:style-name="T1">Virtuoso Sparql End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3.55cm" svg:y1="6.6cm" svg:x2="3.544cm" svg:y2="7.349cm" draw:start-shape="id7" draw:start-glue-point="2" svg:d="m3550 6600-6 749">
          <text:p/>
        </draw:connector>
        <draw:frame draw:style-name="gr5" draw:text-style-name="P10" draw:layer="layout" svg:width="3.969cm" svg:height="0.887cm" svg:x="5.45cm" svg:y="5.8cm">
          <draw:text-box>
            <text:p text:style-name="P10"><text:span text:style-name="T1">Data is loaded into Virtuoso</text:span></text:p>
            <text:p text:style-name="P10"><text:span text:style-name="T1">for improved performanc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y-dient_20_1" draw:display-name="Gray-dient 1" draw:style="linear" draw:start-color="#999999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152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414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s Stadler</meta:initial-creator>
    <meta:creation-date>2012-09-19T14:36:08</meta:creation-date>
    <dc:date>2013-02-15T03:24:13</dc:date>
    <dc:creator>Claus Stadler</dc:creator>
    <meta:editing-duration>PT3H33M50S</meta:editing-duration>
    <meta:editing-cycles>39</meta:editing-cycles>
    <meta:generator>LibreOffice/3.5$Linux_X86_64 LibreOffice_project/350m1$Build-2</meta:generator>
    <meta:document-statistic meta:object-count="17"/>
  </office:meta>
</office:document-meta>
</file>